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19.185cm" loext:decorative="fals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.655cm" fo:min-width="7.755cm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0.766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0.766cm" fo:min-width="1.40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3.188cm" fo:min-width="8.018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1c1c1c" draw:textarea-horizontal-align="justify" draw:textarea-vertical-align="middle" draw:auto-grow-height="false" fo:min-height="1.203cm" fo:min-width="0cm" loext:decorative="false"/>
    </style:style>
    <style:style style:name="gr9" style:family="graphic" style:parent-style-name="standard">
      <style:graphic-properties draw:fill-color="#1c1c1c" draw:textarea-horizontal-align="justify" draw:textarea-vertical-align="middle" draw:auto-grow-height="false" fo:min-height="1.028cm" fo:min-width="0cm" loext:decorative="false"/>
    </style:style>
    <style:style style:name="gr10" style:family="graphic" style:parent-style-name="standard">
      <style:graphic-properties draw:fill-color="#1c1c1c" draw:textarea-horizontal-align="justify" draw:textarea-vertical-align="middle" draw:auto-grow-height="false" fo:min-height="1.084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1c1c1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9.685cm" svg:height="2.54cm" svg:x="0.635cm" svg:y="5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.905cm" svg:x="8.32cm" svg:y="13.335cm">
          <text:p text:style-name="P2">This is an example</text:p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3" draw:layer="layout" svg:width="3.175cm" svg:height="1.016cm" svg:x="6.515cm" svg:y="10.46cm">
            <text:p text:style-name="P2">This 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905cm" svg:height="1.016cm" svg:x="10.325cm" svg:y="10.46cm">
            <text:p text:style-name="P2"><text:s/>is 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905cm" svg:height="1.016cm" svg:x="12.865cm" svg:y="10.46cm">
            <text:p text:style-name="P2">an 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175cm" svg:height="1.016cm" svg:x="15.405cm" svg:y="10.46cm">
            <text:p text:style-name="P2">example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4" draw:text-style-name="P3" draw:layer="layout" svg:width="3.175cm" svg:height="1.016cm" svg:x="6.35cm" svg:y="7.855cm">
            <text:p text:style-name="P2">5661 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905cm" svg:height="1.016cm" svg:x="10.16cm" svg:y="7.855cm">
            <text:p text:style-name="P2"><text:s/>318 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905cm" svg:height="1.016cm" svg:x="12.7cm" svg:y="7.855cm">
            <text:p text:style-name="P2">281 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175cm" svg:height="1.016cm" svg:x="15.24cm" svg:y="7.855cm">
            <text:p text:style-name="P2">1672</text:p>
            <draw:enhanced-geometry svg:viewBox="0 0 21600 21600" draw:type="rectangle" draw:enhanced-path="M 0 0 L 21600 0 21600 21600 0 21600 0 0 Z N"/>
          </draw:custom-shape>
        </draw:g>
        <draw:g draw:style-name="gr3">
          <draw:g draw:style-name="gr3">
            <draw:custom-shape draw:style-name="gr6" draw:text-style-name="P1" draw:layer="layout" svg:width="0.635cm" svg:height="0.635cm" svg:x="6.985cm" svg:y="5.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635cm" svg:height="0.635cm" svg:x="7.62cm" svg:y="5.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635cm" svg:height="0.635cm" svg:x="8.255cm" svg:y="5.85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6" draw:text-style-name="P1" draw:layer="layout" svg:width="0.635cm" svg:height="0.635cm" svg:x="10.16cm" svg:y="5.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635cm" svg:height="0.635cm" svg:x="10.795cm" svg:y="5.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635cm" svg:height="0.635cm" svg:x="11.43cm" svg:y="5.85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6" draw:text-style-name="P1" draw:layer="layout" svg:width="0.635cm" svg:height="0.635cm" svg:x="12.7cm" svg:y="5.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635cm" svg:height="0.635cm" svg:x="13.335cm" svg:y="5.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635cm" svg:height="0.635cm" svg:x="13.97cm" svg:y="5.85cm">
              <text:p/>
              <draw:enhanced-geometry svg:viewBox="0 0 21600 21600" draw:type="rectangle" draw:enhanced-path="M 0 0 L 21600 0 21600 21600 0 21600 0 0 Z N"/>
            </draw:custom-shape>
          </draw:g>
          <draw:g draw:style-name="gr3">
            <draw:custom-shape draw:style-name="gr6" draw:text-style-name="P1" draw:layer="layout" svg:width="0.635cm" svg:height="0.635cm" svg:x="15.875cm" svg:y="5.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635cm" svg:height="0.635cm" svg:x="16.51cm" svg:y="5.85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" draw:layer="layout" svg:width="0.635cm" svg:height="0.635cm" svg:x="17.145cm" svg:y="5.8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7" draw:text-style-name="P4" draw:layer="layout" svg:width="8.89cm" svg:height="3.81cm" svg:x="8.255cm" svg:y="0.07cm">
          <text:p text:style-name="P2">GPT benzeri Transfor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">
          <draw:custom-shape draw:style-name="gr6" draw:text-style-name="P1" draw:layer="layout" svg:width="0.635cm" svg:height="0.635cm" svg:x="12.7cm" svg:y="5.8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35cm" svg:height="0.635cm" svg:x="13.335cm" svg:y="5.8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635cm" svg:height="0.635cm" svg:x="13.97cm" svg:y="5.85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5" draw:layer="layout" svg:width="0.635cm" svg:height="1.659cm" svg:x="12.065cm" svg:y="11.67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5" draw:layer="layout" svg:width="0.635cm" svg:height="1.459cm" svg:x="12.065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layer="layout" svg:width="0.635cm" svg:height="1.524cm" svg:x="12.065cm" svg:y="6.4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635cm" svg:height="1.659cm" svg:x="12.065cm" svg:y="4.04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3.711cm" svg:height="1.673cm" svg:x="0.635cm" svg:y="5.312cm">
          <draw:text-box>
            <text:p>Yerleştirme<text:line-break/>Embedding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5:25:01.041523139</meta:creation-date>
    <dc:date>2025-09-12T15:40:01.104705473</dc:date>
    <meta:editing-duration>PT12M51S</meta:editing-duration>
    <meta:editing-cycles>3</meta:editing-cycles>
    <meta:generator>LibreOffice/24.2.7.2$Linux_X86_64 LibreOffice_project/420$Build-2</meta:generator>
    <meta:document-statistic meta:object-count="62"/>
  </office:meta>
</office:document-meta>
</file>